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>
      <style:text-properties style:font-name="DejaVu Serif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style:font-name="DejaVu Serif"/>
    </style:style>
    <style:style style:name="P3" style:family="paragraph" style:parent-style-name="Standard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text-properties style:font-name="DejaVu Serif"/>
    </style:style>
    <style:style style:name="P5" style:family="paragraph" style:parent-style-name="Standard">
      <style:text-properties style:font-name="DejaVu Serif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DejaVu Serif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-Test -4</text:p>
      <text:p text:style-name="P5"/>
      <text:p text:style-name="P5"><text:span text:style-name="T1">1.</text:span></text:p>
      <text:p text:style-name="P3">Is there any error ? If so fix it else what is the output ?</text:p>
      <text:p text:style-name="P3">#define ptr char *</text:p>
      <text:p text:style-name="P3">int main()</text:p>
      <text:p text:style-name="P3">{</text:p>
      <text:p text:style-name="P3"><text:tab/>ptr a, b;</text:p>
      <text:p text:style-name="P3"><text:tab/>printf(“%d %d\n”, sizeof(a), sizeof(b));</text:p>
      <text:p text:style-name="P3"><text:tab/>return 0;</text:p>
      <text:p text:style-name="P3">}</text:p>
      <text:p text:style-name="P3"/>
      <text:p text:style-name="P3">2.</text:p>
      <text:p text:style-name="P3">Is there any error ? If so fix it else what is the output ?</text:p>
      <text:p text:style-name="P3">typedef char * ptr;</text:p>
      <text:p text:style-name="P3">int main()</text:p>
      <text:p text:style-name="P3">{</text:p>
      <text:p text:style-name="P3"><text:tab/>ptr a, b;</text:p>
      <text:p text:style-name="P3"><text:tab/>printf(“%d %d\n”, sizeof(a), sizeof(b));</text:p>
      <text:p text:style-name="P3"><text:tab/>return 0;</text:p>
      <text:p text:style-name="P3">}</text:p>
      <text:p text:style-name="P3"/>
      <text:p text:style-name="P4"><text:span text:style-name="T3">3.</text:span></text:p>
      <text:p text:style-name="P3"><text:span text:style-name="T3">Is there any error ? If so fix it else what is the output ?</text:span></text:p>
      <text:p text:style-name="P4">#define M </text:p>
      <text:p text:style-name="P2">#define loop\</text:p>
      <text:p text:style-name="P2"><text:tab/>while(1){\</text:p>
      <text:p text:style-name="P1"><text:tab/>Printf(“Mirafra is”);\</text:p>
      <text:p text:style-name="P1"><text:tab/>Printf(“awesome”);\</text:p>
      <text:p text:style-name="P1">}</text:p>
      <text:p text:style-name="P2"/>
      <text:p text:style-name="P2">int main()</text:p>
      <text:p text:style-name="P2">{</text:p>
      <text:p text:style-name="P4"><text:tab/>loop</text:p>
      <text:p text:style-name="P4"><text:tab/>#ifdef M </text:p>
      <text:p text:style-name="P4"><text:tab/>loop</text:p>
      <text:p text:style-name="P4"><text:tab/>#endif</text:p>
      <text:p text:style-name="P4"><text:tab/>return 0;</text:p>
      <text:p text:style-name="P3">}</text:p>
      <text:p text:style-name="P3"/>
      <text:p text:style-name="P4"><text:span text:style-name="T3">4.</text:span></text:p>
      <text:p text:style-name="P3"><text:span text:style-name="T3">Is there any error ? If so fix it else what is the output ?</text:span></text:p>
      <text:p text:style-name="P4">#define macro fun()\</text:p>
      <text:p text:style-name="P4"><text:tab/>{ printf(“macro”);\</text:p>
      <text:p text:style-name="P4"><text:tab/>fun();}</text:p>
      <text:p text:style-name="P4">int main()</text:p>
      <text:p text:style-name="P4">{</text:p>
      <text:p text:style-name="P4"><text:tab/>macro;</text:p>
      <text:p text:style-name="P4"><text:tab/>return 0;</text:p>
      <text:p text:style-name="P3">}</text:p>
      <text:p text:style-name="P3"/>
      <text:p text:style-name="P3">5.</text:p>
      <text:p text:style-name="P3"><text:soft-page-break/>Is there any error ? If so fix it else what is the output ?</text:p>
      <text:p text:style-name="P3">#define ABC 10</text:p>
      <text:p text:style-name="P3">int main()</text:p>
      <text:p text:style-name="P3">{</text:p>
      <text:p text:style-name="P3"><text:tab/>#ifdef ABC</text:p>
      <text:p text:style-name="P3"><text:tab/>#undef ABC</text:p>
      <text:p text:style-name="P3"><text:tab/>int i = ABC;</text:p>
      <text:p text:style-name="P3"><text:tab/>printf(“%d\n”, i);</text:p>
      <text:p text:style-name="P3"><text:tab/>#endif</text:p>
      <text:p text:style-name="P3"><text:tab/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6-03-03T09:23:08</meta:creation-date>
    <meta:generator>LibreOffice/3.5$Linux_x86 LibreOffice_project/350m1$Build-2</meta:generator>
    <dc:date>2016-03-03T09:46:15</dc:date>
    <dc:creator>Sunil Patlamane</dc:creator>
    <meta:editing-duration>PT15M50S</meta:editing-duration>
    <meta:editing-cycles>4</meta:editing-cycles>
    <meta:document-statistic meta:table-count="0" meta:image-count="0" meta:object-count="0" meta:page-count="2" meta:paragraph-count="57" meta:word-count="169" meta:character-count="798" meta:non-whitespace-character-count="660"/>
  </office:meta>
</office:document-meta>
</file>